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rmorbane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Ignore flying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Leave play ability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double health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grant rang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give extra attack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4:07:45.38728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4T15:09:15.580126100</dc:date>
    <meta:editing-duration>PT15H9M7S</meta:editing-duration>
    <meta:editing-cycles>20</meta:editing-cycles>
    <meta:generator>LibreOffice/25.2.1.2$Windows_X86_64 LibreOffice_project/d3abf4aee5fd705e4a92bba33a32f40bc4e56f49</meta:generator>
    <meta:document-statistic meta:table-count="1" meta:cell-count="672" meta:object-count="0"/>
  </office:meta>
</office:document-meta>
</file>